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freshableConfigApplicationContext.getDefaul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ConfigApplicationContex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freshableConfigApplicationContext.setConfig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ConfigApplicationContext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freshableConfigApplicationContext.resolv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ConfigApplicationContext.setConfigLocations( @ Nullable String ...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freshableConfigApplicationContext.AbstractRefreshableConfig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freshableConfigApplicationContext.setBean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freshableConfigApplicationContext.AbstractRefreshableConfigApplicationContext( @ Nullable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freshableConfigApplicationContext.getConfig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